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1" svg:font-family="'Droid Sans Mono', monospace, monospace, 'Droid Sans Fallback'"/>
    <style:font-face style:name="StarSymbol" svg:font-family="StarSymbol"/>
    <style:font-face style:name="Tahoma1" svg:font-family="Tahoma"/>
    <style:font-face style:name="Times New Roman1" svg:font-family="'Times New Roman'"/>
    <style:font-face style:name="Verdana" svg:font-family="Verdana"/>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2a8a68"/>
    </style:style>
    <style:style style:name="P3" style:family="paragraph" style:parent-style-name="Text_20_body">
      <style:paragraph-properties fo:margin-left="1.06cm" fo:margin-right="0cm" fo:margin-top="0cm" fo:margin-bottom="0cm" loext:contextual-spacing="false" fo:text-indent="0cm" style:auto-text-indent="false"/>
    </style:style>
    <style:style style:name="P4" style:family="paragraph" style:parent-style-name="Text_20_body">
      <style:paragraph-properties fo:margin-left="1.06cm" fo:margin-right="0cm" fo:margin-top="0cm" fo:margin-bottom="0cm" loext:contextual-spacing="false" fo:text-indent="0cm" style:auto-text-indent="false"/>
      <style:text-properties officeooo:paragraph-rsid="002a8a68"/>
    </style:style>
    <style:style style:name="P5" style:family="paragraph" style:parent-style-name="Text_20_body">
      <style:text-properties style:text-underline-style="none"/>
    </style:style>
    <style:style style:name="P6" style:family="paragraph" style:parent-style-name="Text_20_body">
      <style:text-properties officeooo:rsid="000b7c4b" officeooo:paragraph-rsid="000b7c4b"/>
    </style:style>
    <style:style style:name="P7" style:family="paragraph" style:parent-style-name="Text_20_body">
      <style:text-properties officeooo:paragraph-rsid="001f4dbf"/>
    </style:style>
    <style:style style:name="P8" style:family="paragraph" style:parent-style-name="Text_20_body">
      <style:text-properties style:text-underline-style="solid" style:text-underline-width="auto" style:text-underline-color="font-color" officeooo:paragraph-rsid="002a8a68"/>
    </style:style>
    <style:style style:name="P9" style:family="paragraph" style:parent-style-name="Text_20_body">
      <style:text-properties officeooo:paragraph-rsid="0020d777"/>
    </style:style>
    <style:style style:name="P10" style:family="paragraph" style:parent-style-name="Text_20_body">
      <style:text-properties officeooo:paragraph-rsid="001f47ff"/>
    </style:style>
    <style:style style:name="P11" style:family="paragraph" style:parent-style-name="Text_20_body">
      <style:text-properties officeooo:rsid="001f4dbf" officeooo:paragraph-rsid="001f4dbf"/>
    </style:style>
    <style:style style:name="P12" style:family="paragraph" style:parent-style-name="Text_20_body">
      <style:text-properties officeooo:paragraph-rsid="00228eb7"/>
    </style:style>
    <style:style style:name="P13" style:family="paragraph" style:parent-style-name="Text_20_body">
      <style:text-properties officeooo:paragraph-rsid="002550ec"/>
    </style:style>
    <style:style style:name="P14" style:family="paragraph" style:parent-style-name="Text_20_body">
      <style:text-properties officeooo:paragraph-rsid="00264985"/>
    </style:style>
    <style:style style:name="P15" style:family="paragraph" style:parent-style-name="Text_20_body">
      <style:text-properties officeooo:paragraph-rsid="002a8a68"/>
    </style:style>
    <style:style style:name="P16" style:family="paragraph" style:parent-style-name="Text_20_body">
      <style:text-properties officeooo:rsid="002bb254" officeooo:paragraph-rsid="002bb254"/>
    </style:style>
    <style:style style:name="P17" style:family="paragraph" style:parent-style-name="Text_20_body">
      <style:text-properties officeooo:paragraph-rsid="003a7e5d"/>
    </style:style>
    <style:style style:name="P18" style:family="paragraph" style:parent-style-name="code">
      <style:text-properties fo:font-weight="bold" style:font-weight-asian="bold" style:font-weight-complex="bold"/>
    </style:style>
    <style:style style:name="P19" style:family="paragraph" style:parent-style-name="code">
      <style:text-properties fo:font-weight="bold" officeooo:paragraph-rsid="002550ec" style:font-weight-asian="bold" style:font-weight-complex="bold"/>
    </style:style>
    <style:style style:name="P20" style:family="paragraph" style:parent-style-name="code">
      <style:text-properties fo:font-weight="bold" officeooo:paragraph-rsid="003a7e5d" style:font-weight-asian="bold" style:font-weight-complex="bold"/>
    </style:style>
    <style:style style:name="P21" style:family="paragraph" style:parent-style-name="code">
      <style:text-properties fo:background-color="#ffff00"/>
    </style:style>
    <style:style style:name="P22" style:family="paragraph" style:parent-style-name="code">
      <style:text-properties officeooo:paragraph-rsid="0027cda5"/>
    </style:style>
    <style:style style:name="P23" style:family="paragraph" style:parent-style-name="code">
      <style:text-properties officeooo:paragraph-rsid="002bb254"/>
    </style:style>
    <style:style style:name="P24" style:family="paragraph" style:parent-style-name="code">
      <style:text-properties officeooo:paragraph-rsid="002d8018"/>
    </style:style>
    <style:style style:name="P25" style:family="paragraph" style:parent-style-name="code">
      <style:text-properties officeooo:rsid="003554ba" officeooo:paragraph-rsid="003554ba"/>
    </style:style>
    <style:style style:name="P26" style:family="paragraph" style:parent-style-name="code">
      <style:text-properties officeooo:paragraph-rsid="003554ba"/>
    </style:style>
    <style:style style:name="P27" style:family="paragraph" style:parent-style-name="code">
      <style:text-properties officeooo:rsid="0036e024" officeooo:paragraph-rsid="0036e024"/>
    </style:style>
    <style:style style:name="P28" style:family="paragraph" style:parent-style-name="code">
      <style:text-properties officeooo:paragraph-rsid="003a7e5d"/>
    </style:style>
    <style:style style:name="P29" style:family="paragraph" style:parent-style-name="Standard">
      <style:text-properties fo:font-variant="normal" fo:text-transform="none" fo:color="#000000" style:font-name="Times New Roman1" fo:font-size="14pt" fo:letter-spacing="normal" fo:font-style="normal" fo:font-weight="normal" officeooo:paragraph-rsid="003a7e5d"/>
    </style:style>
    <style:style style:name="P30" style:family="paragraph" style:parent-style-name="Standard">
      <style:text-properties officeooo:paragraph-rsid="00264985"/>
    </style:style>
    <style:style style:name="P31" style:family="paragraph" style:parent-style-name="Standard">
      <style:text-properties officeooo:paragraph-rsid="00289fa3"/>
    </style:style>
    <style:style style:name="P32" style:family="paragraph" style:parent-style-name="Standard">
      <style:text-properties officeooo:paragraph-rsid="002a8a68"/>
    </style:style>
    <style:style style:name="P33" style:family="paragraph" style:parent-style-name="Standard">
      <style:text-properties fo:font-weight="bold" officeooo:paragraph-rsid="00289fa3"/>
    </style:style>
    <style:style style:name="P34" style:family="paragraph" style:parent-style-name="Standard">
      <style:text-properties officeooo:paragraph-rsid="003a7e5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able_20_Contents">
      <style:text-properties officeooo:paragraph-rsid="003a7e5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1">
      <style:text-properties officeooo:paragraph-rsid="001f47ff"/>
    </style:style>
    <style:style style:name="P43" style:family="paragraph" style:parent-style-name="Heading_20_2">
      <style:text-properties officeooo:paragraph-rsid="003a7e5d"/>
    </style:style>
    <style:style style:name="P44" style:family="paragraph" style:parent-style-name="Heading_20_2">
      <style:text-properties officeooo:paragraph-rsid="003d2776"/>
    </style:style>
    <style:style style:name="P45" style:family="paragraph" style:parent-style-name="Heading_20_3">
      <style:text-properties style:text-underline-style="none"/>
    </style:style>
    <style:style style:name="P46" style:family="paragraph" style:parent-style-name="Heading_20_3">
      <style:text-properties style:text-underline-style="none" officeooo:paragraph-rsid="002ef4c1"/>
    </style:style>
    <style:style style:name="P47" style:family="paragraph" style:parent-style-name="Heading_20_3">
      <style:text-properties style:text-underline-style="none" officeooo:paragraph-rsid="003a7e5d"/>
    </style:style>
    <style:style style:name="P48" style:family="paragraph" style:parent-style-name="Heading_20_3">
      <style:text-properties style:text-underline-style="none" officeooo:paragraph-rsid="003d2776"/>
    </style:style>
    <style:style style:name="P49" style:family="paragraph" style:parent-style-name="Heading_20_3">
      <style:text-properties officeooo:paragraph-rsid="003a7e5d"/>
    </style:style>
    <style:style style:name="P50" style:family="paragraph" style:parent-style-name="Heading_20_3">
      <style:text-properties officeooo:paragraph-rsid="003d2776"/>
    </style:style>
    <style:style style:name="P51" style:family="paragraph" style:parent-style-name="Standard" style:list-style-name="List_20_3"/>
    <style:style style:name="P52" style:family="paragraph" style:parent-style-name="Standard">
      <style:text-properties officeooo:paragraph-rsid="003d2776"/>
    </style:style>
    <style:style style:name="P53" style:family="paragraph" style:parent-style-name="Table_20_Contents" style:list-style-name="L14">
      <style:text-properties officeooo:paragraph-rsid="003a7e5d"/>
    </style:style>
    <style:style style:name="P54" style:family="paragraph" style:parent-style-name="Text_20_body" style:list-style-name="L1"/>
    <style:style style:name="P55" style:family="paragraph" style:parent-style-name="Text_20_body" style:list-style-name="L1">
      <style:text-properties officeooo:paragraph-rsid="001f47ff"/>
    </style:style>
    <style:style style:name="P56" style:family="paragraph" style:parent-style-name="Text_20_body" style:list-style-name="L2">
      <style:text-properties officeooo:rsid="001f47ff" officeooo:paragraph-rsid="001f47ff"/>
    </style:style>
    <style:style style:name="P57" style:family="paragraph" style:parent-style-name="Text_20_body" style:list-style-name="List_20_3">
      <style:text-properties officeooo:rsid="001f47ff" officeooo:paragraph-rsid="001f4dbf"/>
    </style:style>
    <style:style style:name="P58" style:family="paragraph" style:parent-style-name="Text_20_body" style:list-style-name="List_20_3"/>
    <style:style style:name="P59" style:family="paragraph" style:parent-style-name="Text_20_body" style:list-style-name="List_20_3">
      <style:text-properties officeooo:paragraph-rsid="001f4dbf"/>
    </style:style>
    <style:style style:name="P60" style:family="paragraph" style:parent-style-name="Text_20_body" style:list-style-name="List_20_3">
      <style:text-properties officeooo:paragraph-rsid="003a7e5d"/>
    </style:style>
    <style:style style:name="P61" style:family="paragraph" style:parent-style-name="Text_20_body" style:list-style-name="List_20_3">
      <style:text-properties style:text-underline-style="none" fo:font-weight="bold" officeooo:paragraph-rsid="001f4dbf" style:font-weight-asian="bold" style:font-weight-complex="bold"/>
    </style:style>
    <style:style style:name="P62" style:family="paragraph" style:parent-style-name="Text_20_body" style:list-style-name="List_20_3">
      <style:text-properties style:text-underline-style="none" fo:font-weight="normal" officeooo:paragraph-rsid="001f4dbf" style:font-weight-asian="normal" style:font-weight-complex="normal"/>
    </style:style>
    <style:style style:name="P63" style:family="paragraph" style:parent-style-name="Text_20_body" style:list-style-name="L6">
      <style:text-properties style:text-underline-style="none"/>
    </style:style>
    <style:style style:name="P64" style:family="paragraph" style:parent-style-name="Text_20_body" style:list-style-name="L6">
      <style:text-properties style:text-underline-style="none" officeooo:rsid="0023ec59" officeooo:paragraph-rsid="0023ec59"/>
    </style:style>
    <style:style style:name="P65" style:family="paragraph" style:parent-style-name="Text_20_body" style:list-style-name="L3">
      <style:text-properties officeooo:paragraph-rsid="003554ba"/>
    </style:style>
    <style:style style:name="P66" style:family="paragraph" style:parent-style-name="Text_20_body" style:list-style-name="L3">
      <style:text-properties officeooo:paragraph-rsid="0020d777"/>
    </style:style>
    <style:style style:name="P67" style:family="paragraph" style:parent-style-name="Text_20_body" style:list-style-name="L4">
      <style:text-properties officeooo:paragraph-rsid="0020d777"/>
    </style:style>
    <style:style style:name="P68" style:family="paragraph" style:parent-style-name="Text_20_body" style:list-style-name="L5">
      <style:text-properties officeooo:paragraph-rsid="00228eb7"/>
    </style:style>
    <style:style style:name="P69" style:family="paragraph" style:parent-style-name="Text_20_body">
      <style:text-properties fo:font-weight="bold" officeooo:rsid="003554ba" officeooo:paragraph-rsid="003554ba"/>
    </style:style>
    <style:style style:name="P70" style:family="paragraph" style:parent-style-name="Text_20_body" style:list-style-name="List_20_3">
      <style:text-properties fo:font-weight="bold" officeooo:paragraph-rsid="003a7e5d" style:font-weight-asian="bold" style:font-weight-complex="bold"/>
    </style:style>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0">
      <style:text-properties officeooo:paragraph-rsid="002a8a68"/>
    </style:style>
    <style:style style:name="P75" style:family="paragraph" style:parent-style-name="Text_20_body" style:list-style-name="L12">
      <style:text-properties officeooo:paragraph-rsid="003a7e5d"/>
    </style:style>
    <style:style style:name="P76" style:family="paragraph" style:parent-style-name="Text_20_body" style:list-style-name="L13">
      <style:text-properties officeooo:paragraph-rsid="003a7e5d"/>
    </style:style>
    <style:style style:name="P77" style:family="paragraph" style:parent-style-name="Text_20_body" style:list-style-name="L13">
      <style:paragraph-properties fo:text-align="start" style:justify-single-word="false" fo:orphans="2" fo:widows="2"/>
      <style:text-properties officeooo:paragraph-rsid="003a7e5d"/>
    </style:style>
    <style:style style:name="P78" style:family="paragraph" style:parent-style-name="Text_20_body">
      <style:text-properties officeooo:paragraph-rsid="003a7e5d"/>
    </style:style>
    <style:style style:name="P79" style:family="paragraph" style:parent-style-name="Text_20_body">
      <style:text-properties officeooo:paragraph-rsid="003d2776"/>
    </style:style>
    <style:style style:name="P80" style:family="paragraph" style:parent-style-name="Text_20_body" style:list-style-name="L7">
      <style:paragraph-properties fo:margin-top="0cm" fo:margin-bottom="0cm" loext:contextual-spacing="false"/>
    </style:style>
    <style:style style:name="P81" style:family="paragraph" style:parent-style-name="Text_20_body" style:list-style-name="L8">
      <style:paragraph-properties fo:margin-top="0cm" fo:margin-bottom="0cm" loext:contextual-spacing="false"/>
    </style:style>
    <style:style style:name="P82" style:family="paragraph" style:parent-style-name="Text_20_body" style:list-style-name="L9">
      <style:paragraph-properties fo:margin-top="0cm" fo:margin-bottom="0cm" loext:contextual-spacing="false"/>
    </style:style>
    <style:style style:name="P83" style:family="paragraph" style:parent-style-name="Text_20_body" style:list-style-name="L11">
      <style:paragraph-properties fo:margin-top="0cm" fo:margin-bottom="0cm" loext:contextual-spacing="false"/>
    </style:style>
    <style:style style:name="P84" style:family="paragraph" style:parent-style-name="Text_20_body" style:list-style-name="L15">
      <style:paragraph-properties fo:margin-top="0cm" fo:margin-bottom="0cm" loext:contextual-spacing="false"/>
    </style:style>
    <style:style style:name="P85" style:family="paragraph" style:parent-style-name="code">
      <style:text-properties officeooo:paragraph-rsid="003d2776"/>
    </style:style>
    <style:style style:name="P86" style:family="paragraph">
      <style:paragraph-properties fo:text-align="center" style:writing-mode="lr-tb"/>
    </style:style>
    <style:style style:name="P87" style:family="paragraph">
      <style:paragraph-properties fo:text-align="center"/>
    </style:style>
    <style:style style:name="P88" style:family="paragraph">
      <loext:graphic-properties draw:fill-color="#81d41a"/>
      <style:paragraph-properties fo:text-align="center" style:writing-mode="lr-tb"/>
    </style:style>
    <style:style style:name="P89" style:family="paragraph">
      <loext:graphic-properties draw:fill="solid" draw:fill-color="#e6e6ff"/>
      <style:paragraph-properties fo:text-align="center" style:writing-mode="lr-t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47ff" style:font-weight-asian="bold" style:font-weight-complex="bold"/>
    </style:style>
    <style:style style:name="T4" style:family="text">
      <style:text-properties fo:font-weight="bold" officeooo:rsid="001f4dbf" style:font-weight-asian="bold" style:font-weight-complex="bold"/>
    </style:style>
    <style:style style:name="T5" style:family="text">
      <style:text-properties fo:font-weight="bold" officeooo:rsid="0036e024" style:font-weight-asian="bold" style:font-weight-complex="bold"/>
    </style:style>
    <style:style style:name="T6" style:family="text">
      <style:text-properties fo:font-weight="bold" fo:background-color="#ffff00" loext:char-shading-value="0"/>
    </style:style>
    <style:style style:name="T7" style:family="text">
      <style:text-properties fo:font-weight="bold" fo:background-color="#ffff00" loext:char-shading-value="0" style:font-weight-asian="bold" style:font-weight-complex="bold"/>
    </style:style>
    <style:style style:name="T8" style:family="text">
      <style:text-properties style:text-underline-style="none"/>
    </style:style>
    <style:style style:name="T9" style:family="text">
      <style:text-properties fo:font-variant="normal" fo:text-transform="none" fo:color="#000000" style:font-name="sans-serif" fo:font-size="9.75pt" fo:letter-spacing="normal" fo:font-style="normal" fo:font-weight="normal" style:font-style-asian="normal" style:font-style-complex="normal"/>
    </style:style>
    <style:style style:name="T10" style:family="text">
      <style:text-properties fo:font-variant="normal" fo:text-transform="none" fo:color="#000000" style:font-name="Times New Roman1" fo:font-size="14pt" fo:letter-spacing="normal" fo:font-style="normal" fo:font-weight="normal"/>
    </style:style>
    <style:style style:name="T11" style:family="text">
      <style:text-properties fo:font-variant="normal" fo:text-transform="none" fo:color="#000000" style:font-name="Times New Roman1" fo:font-size="14pt" fo:letter-spacing="normal" fo:font-style="normal" style:text-underline-style="solid" style:text-underline-width="auto" style:text-underline-color="font-color" fo:font-weight="normal"/>
    </style:style>
    <style:style style:name="T12" style:family="text">
      <style:text-properties style:text-underline-style="solid" style:text-underline-width="auto" style:text-underline-color="font-color"/>
    </style:style>
    <style:style style:name="T13" style:family="text">
      <style:text-properties fo:font-size="10pt" style:text-underline-style="solid" style:text-underline-width="auto" style:text-underline-color="font-color" officeooo:rsid="002a8a68"/>
    </style:style>
    <style:style style:name="T14" style:family="text">
      <style:text-properties fo:color="#ff0000" fo:font-weight="bold" style:font-weight-asian="bold" style:font-weight-complex="bold"/>
    </style:style>
    <style:style style:name="T15" style:family="text">
      <style:text-properties style:font-name="Courier New2"/>
    </style:style>
    <style:style style:name="T16" style:family="text">
      <style:text-properties style:font-name="Courier New2" fo:font-weight="bold" style:font-weight-asian="bold" style:font-weight-complex="bold"/>
    </style:style>
    <style:style style:name="T17" style:family="text">
      <style:text-properties style:font-name="Courier New2" officeooo:rsid="0004a8ce"/>
    </style:style>
    <style:style style:name="T18" style:family="text">
      <style:text-properties officeooo:rsid="00029217"/>
    </style:style>
    <style:style style:name="T19" style:family="text">
      <style:text-properties officeooo:rsid="0003d54d"/>
    </style:style>
    <style:style style:name="T20" style:family="text">
      <style:text-properties officeooo:rsid="000d3e3f"/>
    </style:style>
    <style:style style:name="T21" style:family="text">
      <style:text-properties fo:background-color="#ffff00" loext:char-shading-value="0"/>
    </style:style>
    <style:style style:name="T22" style:family="text">
      <style:text-properties officeooo:rsid="001f47ff"/>
    </style:style>
    <style:style style:name="T23" style:family="text">
      <style:text-properties style:font-name="Verdana1" fo:font-size="16.1000003814697pt" fo:font-weight="bold" officeooo:rsid="001f47ff" style:font-name-asian="Lucida Sans Unicode" style:font-size-asian="16.1000003814697pt" style:font-weight-asian="bold" style:font-name-complex="Tahoma" style:font-size-complex="16.1000003814697pt" style:font-weight-complex="bold"/>
    </style:style>
    <style:style style:name="T24" style:family="text">
      <style:text-properties style:font-name="Verdana1" fo:font-size="16.1000003814697pt" fo:font-weight="bold" officeooo:rsid="003d2776" style:font-name-asian="Lucida Sans Unicode" style:font-size-asian="16.1000003814697pt" style:font-weight-asian="bold" style:font-name-complex="Tahoma" style:font-size-complex="16.1000003814697pt" style:font-weight-complex="bold"/>
    </style:style>
    <style:style style:name="T25" style:family="text">
      <style:text-properties officeooo:rsid="001f4dbf"/>
    </style:style>
    <style:style style:name="T26" style:family="text">
      <style:text-properties officeooo:rsid="0020d777"/>
    </style:style>
    <style:style style:name="T27" style:family="text">
      <style:text-properties fo:color="#93a1a1" style:font-name="Droid Sans Mono1" fo:font-size="10.5pt" fo:font-style="italic" fo:font-weight="normal" fo:background-color="#fdf6e3" loext:char-shading-value="0"/>
    </style:style>
    <style:style style:name="T28" style:family="text">
      <style:text-properties officeooo:rsid="0023ec59"/>
    </style:style>
    <style:style style:name="T29" style:family="text">
      <style:text-properties fo:background-color="transparent" loext:char-shading-value="0"/>
    </style:style>
    <style:style style:name="T30" style:family="text">
      <style:text-properties officeooo:rsid="002550ec"/>
    </style:style>
    <style:style style:name="T31" style:family="text">
      <style:text-properties officeooo:rsid="00264985"/>
    </style:style>
    <style:style style:name="T32" style:family="text">
      <style:text-properties officeooo:rsid="0027cda5"/>
    </style:style>
    <style:style style:name="T33" style:family="text">
      <style:text-properties officeooo:rsid="00293243"/>
    </style:style>
    <style:style style:name="T34" style:family="text">
      <style:text-properties officeooo:rsid="002a8a68"/>
    </style:style>
    <style:style style:name="T35" style:family="text">
      <style:text-properties officeooo:rsid="002bb254"/>
    </style:style>
    <style:style style:name="T36" style:family="text">
      <style:text-properties officeooo:rsid="002ef4c1"/>
    </style:style>
    <style:style style:name="T37" style:family="text">
      <style:text-properties officeooo:rsid="00339f53"/>
    </style:style>
    <style:style style:name="T38" style:family="text">
      <style:text-properties officeooo:rsid="0034fd4c"/>
    </style:style>
    <style:style style:name="T39" style:family="text">
      <style:text-properties officeooo:rsid="0036e024"/>
    </style:style>
    <style:style style:name="T40" style:family="text">
      <style:text-properties officeooo:rsid="0038b5ab"/>
    </style:style>
    <style:style style:name="T41" style:family="text">
      <style:text-properties officeooo:rsid="003d2776"/>
    </style:style>
    <style:style style:name="T42" style:family="text">
      <style:text-properties officeooo:rsid="003e5dd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2.205cm" fo:min-width="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827cm" fo:min-width="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1.741cm" fo:min-width="0.1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633cm" fo:min-width="3.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633cm" fo:min-width="3.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309cm" fo:min-width="0.2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vertical-align="middle" draw:auto-grow-height="false" fo:min-height="1.348cm" fo:min-width="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vertical-align="middle" draw:auto-grow-height="false" fo:min-height="0.967cm" fo:min-width="0.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81d41a" draw:textarea-horizontal-align="justify" draw:textarea-vertical-align="middle" draw:auto-grow-height="false" fo:min-height="0.686cm" fo:min-width="3.2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e6e6ff" draw:textarea-horizontal-align="justify" draw:textarea-vertical-align="middle" draw:auto-grow-height="false" fo:min-height="0.642cm" fo:min-width="1.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e6e6ff" draw:textarea-horizontal-align="justify" draw:textarea-vertical-align="middle" draw:auto-grow-height="false" fo:min-height="0.933cm" fo:min-width="2.3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5"><text:a xlink:type="simple" xlink:href="#__RefHeading__171_1042556467" text:style-name="Internet_20_link" text:visited-style-name="Internet_20_link">1. <text:s/></text:a>POSIX–IPC: Named Pipes (4)<text:tab/>1</text:p>
          <text:p text:style-name="P36"><text:a xlink:type="simple" xlink:href="#__RefHeading__2913_1705644353" text:style-name="Internet_20_link" text:visited-style-name="Internet_20_link">1.1. <text:s/></text:a>mkfifo - Named Pipes bei nicht verwandten Prozessen<text:tab/>1</text:p>
          <text:p text:style-name="P37"><text:a xlink:type="simple" xlink:href="#__RefHeading__3159_1705644353" text:style-name="Internet_20_link" text:visited-style-name="Internet_20_link">1.1.1. <text:s/></text:a>Beispiel: demo_fifo_echo.c – 1 Reader und N Schreiber<text:tab/>1</text:p>
          <text:p text:style-name="P37"><text:a xlink:type="simple" xlink:href="#__RefHeading__3157_1705644353" text:style-name="Internet_20_link" text:visited-style-name="Internet_20_link">1.1.2. <text:s/></text:a>Beachte im Umgang mit FIFOs<text:tab/>2</text:p>
          <text:p text:style-name="P37"><text:a xlink:type="simple" xlink:href="#__RefHeading__3163_1705644353" text:style-name="Internet_20_link" text:visited-style-name="Internet_20_link">1.1.3. <text:s/></text:a>Beispiel: fifo-client-server<text:tab/>2</text:p>
          <text:p text:style-name="P36"><text:a xlink:type="simple" xlink:href="#__RefHeading__2889_1705644353" text:style-name="Internet_20_link" text:visited-style-name="Internet_20_link">1.2. <text:s/></text:a>popen - bidirektionale Kommunikation mit Komfort<text:tab/>4</text:p>
          <text:p text:style-name="P37"><text:a xlink:type="simple" xlink:href="#__RefHeading__2891_1705644353" text:style-name="Internet_20_link" text:visited-style-name="Internet_20_link">1.2.1. <text:s/></text:a>Beispiel: demo_popen.c<text:tab/>4</text:p>
          <text:p text:style-name="P37"><text:a xlink:type="simple" xlink:href="#__RefHeading__2893_1705644353" text:style-name="Internet_20_link" text:visited-style-name="Internet_20_link">1.2.2. <text:s/></text:a>Aufgabe: popen_starter.c<text:tab/>5</text:p>
          <text:p text:style-name="P36"><text:a xlink:type="simple" xlink:href="#__RefHeading__2897_1705644353" text:style-name="Internet_20_link" text:visited-style-name="Internet_20_link">1.3. <text:s/></text:a>Synchronisation mit Lockfiles<text:tab/>5</text:p>
          <text:p text:style-name="P37"><text:a xlink:type="simple" xlink:href="#__RefHeading__2899_1705644353" text:style-name="Internet_20_link" text:visited-style-name="Internet_20_link">1.3.1. <text:s/></text:a>Beispiel: demo_lock.c<text:tab/>6</text:p>
        </text:index-body>
      </text:table-of-content>
      <text:p text:style-name="Text_20_body"/>
      <text:h text:style-name="P42" text:outline-level="1" text:restart-numbering="true" text:start-value="-1"><text:bookmark-start text:name="__RefHeading__171_1042556467"/><text:span text:style-name="T23">POSIX</text:span>–<text:span text:style-name="T22">I</text:span>PC: <text:span text:style-name="T24">Named Pipes</text:span> <text:span text:style-name="T22">(4)</text:span><text:bookmark-end text:name="__RefHeading__171_1042556467"/></text:h>
      <text:p text:style-name="P79"/>
      <text:h text:style-name="P43" text:outline-level="2"><text:bookmark-start text:name="__RefHeading__2913_1705644353"/><text:span text:style-name="T37">mkfifo - </text:span>Named Pipes bei nicht verwandten Prozessen<text:bookmark-end text:name="__RefHeading__2913_1705644353"/></text:h>
      <text:p text:style-name="P34"><text:span text:style-name="T2">Nicht</text:span> miteinander <text:span text:style-name="T2">verwandte</text:span> Prozesse können durch gewöhnliche Pipes nicht kommunizieren. Bei diesen werden zB. <text:span text:style-name="T21">Named Pipes (FIFOs)</text:span> verwendet.</text:p>
      <text:p text:style-name="P34"/>
      <text:p text:style-name="P34"/>
      <text:p text:style-name="P17">Ein FIFO ist letztlich eine Pipe, die aber über einen Namen im Dateisystem zu erreichen ist. </text:p>
      <text:p text:style-name="P17">Ein FIFO wird mittels des Systemaufrufs (man 3 mkfifo) <text:span text:style-name="T37">erzeugt.</text:span></text:p>
      <text:p text:style-name="P28">NAME </text:p>
      <text:p text:style-name="P28"><text:s text:c="7"/>mkfifo - make a FIFO special file (a named pipe) </text:p>
      <text:p text:style-name="P28"/>
      <text:p text:style-name="P28">SYNOPSIS </text:p>
      <text:p text:style-name="P28"><text:s text:c="7"/>#include &lt;sys/types.h&gt; </text:p>
      <text:p text:style-name="P28"><text:s text:c="7"/>#include &lt;sys/stat.h&gt; </text:p>
      <text:p text:style-name="P28"/>
      <text:p text:style-name="P28"><text:s text:c="7"/>int <text:span text:style-name="T21">mkfifo</text:span>(const char *pathname, mode_t mode);</text:p>
      <text:p text:style-name="P17"/>
      <text:p text:style-name="P17">Die FIFOs werden im Dateisystem abgelegt und müssen dort wieder entfernt werden. </text:p>
      <text:p text:style-name="P17">Wurde ein FIFO erzeugt, kann diese<text:span text:style-name="T37">r</text:span> mit den Standard-I/O-Funktionen <text:span text:style-name="T2">open(),close(), read(), write() und unlink()</text:span> benutzt werden.</text:p>
      <text:p text:style-name="P17"/>
      <text:p text:style-name="P34"/>
      <text:h text:style-name="P49" text:outline-level="3"><text:bookmark-start text:name="__RefHeading__3159_1705644353"/>Beispiel: <text:span text:style-name="T37">demo_</text:span>fifo_echo.c – 1 Reader und N Schreiber<text:bookmark-end text:name="__RefHeading__3159_1705644353"/></text:h>
      <text:list xml:id="list784066738" text:style-name="L12">
        <text:list-item>
          <text:p text:style-name="P75"><text:span text:style-name="T40">(Reader 1) </text:span>Terminal 1: ./<text:span text:style-name="T37">demo_</text:span>fifo_<text:span text:style-name="T37">echo</text:span>.exe</text:p>
        </text:list-item>
        <text:list-item>
          <text:p text:style-name="P75"><text:span text:style-name="T40">( Schreiber 1) </text:span>Terminal 2: cat &gt; /tmp/myFIFO-echo</text:p>
        </text:list-item>
        <text:list-item>
          <text:p text:style-name="P75"><text:span text:style-name="T40">( Schreiber 2) </text:span>Terminal 3: cat &gt; /tmp/myFIFO-echo</text:p>
        </text:list-item>
      </text:list>
      <text:p text:style-name="P28">// demo_mkfifo_echo.c </text:p>
      <text:p text:style-name="P28"/>
      <text:p text:style-name="P28">#include &lt;stdio.h&gt; </text:p>
      <text:p text:style-name="P28">#include &lt;stdlib.h&gt; </text:p>
      <text:p text:style-name="P28">#include &lt;unistd.h&gt; </text:p>
      <text:p text:style-name="P28">#include &lt;sys/types.h&gt; </text:p>
      <text:p text:style-name="P28">#include &lt;sys/stat.h&gt; </text:p>
      <text:p text:style-name="P28"><text:soft-page-break/>#include &lt;fcntl.h&gt; </text:p>
      <text:p text:style-name="P28">#include &lt;signal.h&gt; </text:p>
      <text:p text:style-name="P28"/>
      <text:p text:style-name="P28">#define FIFO_NAME "<text:span text:style-name="T21">/tmp/myFIFO-echo</text:span>" </text:p>
      <text:p text:style-name="P28"/>
      <text:p text:style-name="P28">int main(){ </text:p>
      <text:p text:style-name="P28"><text:tab/>int fd, ret; </text:p>
      <text:p text:style-name="P28"><text:tab/>char c; </text:p>
      <text:p text:style-name="P28"/>
      <text:p text:style-name="P28"><text:tab/>ret=<text:span text:style-name="T21">mkfifo</text:span>(FIFO_NAME, S_IRUSR | S_IWUSR); </text:p>
      <text:p text:style-name="P28"><text:tab/>if (ret==-1){ perror(FIFO_NAME); exit(0); } </text:p>
      <text:p text:style-name="P28"><text:s/></text:p>
      <text:p text:style-name="P28"><text:tab/>fd=<text:span text:style-name="T21">open</text:span>(FIFO_NAME,O_RDONLY); </text:p>
      <text:p text:style-name="P28"><text:tab/>if (fd&lt;0 ) { perror(FIFO_NAME); exit(0); } </text:p>
      <text:p text:style-name="P28"/>
      <text:p text:style-name="P28"><text:tab/>while (<text:span text:style-name="T21">read</text:span>(fd,&amp;c,1)==1) </text:p>
      <text:p text:style-name="P28"><text:tab/><text:tab/>fputc(c, stdout); </text:p>
      <text:p text:style-name="P28"/>
      <text:p text:style-name="P28"><text:tab/><text:span text:style-name="T21">close</text:span>(fd); </text:p>
      <text:p text:style-name="P28"><text:tab/> </text:p>
      <text:p text:style-name="P28"><text:tab/><text:span text:style-name="T21">unlink</text:span>(FIFO_NAME); </text:p>
      <text:p text:style-name="P28"><text:s/><text:tab/>return 0; </text:p>
      <text:p text:style-name="P28"><text:s/>} </text:p>
      <text:p text:style-name="P28"><text:s/>// gcc demo_mkfifo_echo.c -o demo_mkfifo_echo.exe </text:p>
      <text:p text:style-name="P28"><text:s/>// ./demo_mkfifo_echo.exe </text:p>
      <text:p text:style-name="P28"><text:s/>// </text:p>
      <text:p text:style-name="P28"><text:s/>// in 2 anderen Terminals </text:p>
      <text:p text:style-name="P28"><text:s/>// cat &gt; /tmp/myFIFO-echo </text:p>
      <text:p text:style-name="P17"><text:s/></text:p>
      <text:p text:style-name="P34"/>
      <text:h text:style-name="P49" text:outline-level="3"><text:bookmark-start text:name="__RefHeading__3157_1705644353"/>Beachte im Umgang mit FIFOs<text:bookmark-end text:name="__RefHeading__3157_1705644353"/></text:h>
      <text:list xml:id="list900434830" text:style-name="L13">
        <text:list-item>
          <text:p text:style-name="P76">Bei der Verwendung von FIFOs ist es üblich, dass mehrere Schreiber in eine<text:span text:style-name="T37">n</text:span> FIFO schreiben. Damit die Daten der einzelnen Schreiboperationen nicht vermischt werden, müssen <text:span text:style-name="T21">atomare</text:span> Schreiboperationen verwendet werden. Also müssen bei jeder Schreiboperation weniger als PIPE_BUF Bytes geschrieben werden.</text:p>
        </text:list-item>
        <text:list-item>
          <text:p text:style-name="P77">Wenn man eine<text:span text:style-name="T37">n</text:span> FIFO zum Schreiben mit close oder fclose schließt, bedeutet dies für d<text:span text:style-name="T37">en</text:span> FIFO zum Lesen ein EOF.<text:line-break/></text:p>
        </text:list-item>
        <text:list-item>
          <text:p text:style-name="P77">Mehrere Schreiber und 1 Reader: (vgl. Druckerspooler)<text:line-break/>Haben alle Schreiber eine<text:span text:style-name="T37">s</text:span> FIFO ihre Verbindung abgebaut und wurden alle Daten aus der FIFO gelesen, liefert der nächste read(2)-Aufruf 0 Bytes gelesen, ohne zu blockieren.</text:p>
        </text:list-item>
      </text:list>
      <text:p text:style-name="P17"/>
      <text:p text:style-name="P34"/>
      <text:h text:style-name="P49" text:outline-level="3"><text:bookmark-start text:name="__RefHeading__3163_1705644353"/>Beispiel: fifo-client-server <text:bookmark-end text:name="__RefHeading__3163_1705644353"/></text:h>
      <text:p text:style-name="P17"/>
      <text:p text:style-name="P17">Mit FIFOs lassen sich zB. mittels Shellprogrammierung sehr leicht Client/Server-Anwendungen implementieren. Als Beispiel implementieren wir einen Server, der ein Telefonbuch verwaltet. Die zugehörigen Clienten, von denen es viele geben kann, können vom Server Telefondaten abrufen und ihn auffordern, neue Telefondaten in die Datenbank einzutragen. Der Kommunikationsfluss:</text:p>
      <text:p text:style-name="P17">Wenn der Server den verschiedenen Clients Antworten schicken soll, dann muss für jeden Client ein eigener FIFO angelegt werden.</text:p>
      <text:p text:style-name="P17"/>
      <text:p text:style-name="P17"><draw:custom-shape text:anchor-type="paragraph" draw:z-index="1" draw:name="Shape1" draw:style-name="gr11" draw:text-style-name="P89" svg:width="2.327cm" svg:height="0.934cm" svg:x="4.927cm" svg:y="-0.081cm"><text:p text:style-name="P86">Server</text:p><draw:enhanced-geometry svg:viewBox="0 0 21600 21600" draw:type="rectangle" draw:enhanced-path="M 0 0 L 21600 0 21600 21600 0 21600 0 0 Z N"/></draw:custom-shape><draw:custom-shape text:anchor-type="paragraph" draw:z-index="11" draw:name="Shape2" draw:style-name="gr2" svg:width="0.417cm" svg:height="0.863cm" draw:transform="rotate (-3.14159265358979) translate (9.84426388888889cm 1.14652777777778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3" draw:style-name="gr2" svg:width="0.417cm" svg:height="0.863cm" draw:transform="rotate (-3.14159265358979) translate (2.62466666666667cm 1.06186111111111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4" draw:style-name="gr1" svg:width="0.417cm" svg:height="2.306cm" draw:transform="rotate (-1.5707963267949) translate (9.55851388888889cm 0.137583333333333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5" draw:style-name="gr1" svg:width="0.417cm" svg:height="2.306cm" draw:transform="rotate (1.5707963267949) translate (2.48531944444444cm 0.462138888888889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17"><draw:custom-shape text:anchor-type="paragraph" draw:z-index="6" draw:name="Shape6" draw:style-name="gr6" svg:width="0.436cm" svg:height="1.493cm" svg:x="6.024cm" svg:y="0.2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7" draw:style-name="gr5" draw:text-style-name="P86" svg:width="3.481cm" svg:height="0.701cm" svg:x="0.995cm" svg:y="0.423cm"><text:p text:style-name="P86">clientFIFO.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custom-shape text:anchor-type="paragraph" draw:z-index="8" draw:name="Shape8" draw:style-name="gr4" draw:text-style-name="P86" svg:width="3.555cm" svg:height="0.701cm" svg:x="8.158cm" svg:y="-0.131cm"><text:p text:style-name="P86">client_FIFO.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custom-shape text:anchor-type="paragraph" draw:z-index="9" draw:name="Shape9" draw:style-name="gr3" svg:width="0.285cm" svg:height="1.989cm" svg:x="2.244cm" svg:y="-0.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Shape10" draw:style-name="gr3" svg:width="0.285cm" svg:height="1.989cm" svg:x="9.537cm" svg:y="-0.0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draw:custom-shape text:anchor-type="paragraph" draw:z-index="3" draw:name="Shape11" draw:style-name="gr9" draw:text-style-name="P88" svg:width="3.289cm" svg:height="0.757cm" svg:x="4.662cm" svg:y="-0.111cm"><text:p text:style-name="P86">serverFIF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custom-shape text:anchor-type="paragraph" draw:z-index="4" draw:name="Shape12" draw:style-name="gr8" draw:text-style-name="P87" svg:width="0.966cm" svg:height="0.967cm" svg:x="3.697cm" svg:y="0.007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5" draw:name="Shape13" draw:style-name="gr7" draw:text-style-name="P87" svg:width="0.715cm" svg:height="1.348cm" draw:transform="rotate (1.5707963267949) translate (7.34659722222222cm 0.79551388888888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7"><draw:custom-shape text:anchor-type="paragraph" draw:z-index="0" draw:name="Shape14" draw:style-name="gr10" draw:text-style-name="P89" svg:width="1.777cm" svg:height="0.643cm" svg:x="8.894cm" svg:y="0.041cm"><text:p text:style-name="P86">Client2</text:p><draw:enhanced-geometry svg:viewBox="0 0 21600 21600" draw:type="rectangle" draw:enhanced-path="M 0 0 L 21600 0 21600 21600 0 21600 0 0 Z N"/></draw:custom-shape><draw:custom-shape text:anchor-type="paragraph" draw:z-index="2" draw:name="Shape15" draw:style-name="gr10" draw:text-style-name="P89" svg:width="1.777cm" svg:height="0.643cm" svg:x="1.789cm" svg:y="0.028cm"><text:p text:style-name="P86">Client1</text:p><draw:enhanced-geometry svg:viewBox="0 0 21600 21600" draw:type="rectangle" draw:enhanced-path="M 0 0 L 21600 0 21600 21600 0 21600 0 0 Z N"/></draw:custom-shape></text:p>
      <text:p text:style-name="P17"/>
      <text:p text:style-name="P17">Jeder Client nimmt über eine bekannte FIFO Kontakt mit dem Server auf, die Antwort liefert der Server über einen nur ihm und dem Klient bekannt FIFO.</text:p>
      <text:p text:style-name="P17">Datei: fifo-client.sh</text:p>
      <text:p text:style-name="P28">#!/bin/sh </text:p>
      <text:p text:style-name="P28"># fifo-client.sh </text:p>
      <text:p text:style-name="P28"># $$ ... liefert die PID </text:p>
      <text:p text:style-name="P28"># </text:p>
      <text:p text:style-name="P28">CLIENT_FIFO=/tmp/clientFIFO.$$ </text:p>
      <text:p text:style-name="P28">SERVER_FIFO=/tmp/serverFIFO </text:p>
      <text:p text:style-name="P28"/>
      <text:p text:style-name="P28"># </text:p>
      <text:p text:style-name="P28"><text:span text:style-name="T2">mkfifo $CLIENT_FIFO</text:span> </text:p>
      <text:p text:style-name="P28"/>
      <text:p text:style-name="P28"># SIGTERM SIGINT abfangen und CLIENT_FIFO löschen und ende </text:p>
      <text:p text:style-name="P28">trap "trap '' 0 1 2 3 15; </text:p>
      <text:p text:style-name="P28"><text:tab/>rm -f $CLIENT_FIFO; exit 0;" 0 1 2 3 15 </text:p>
      <text:p text:style-name="P28"/>
      <text:p text:style-name="P28"># infos </text:p>
      <text:p text:style-name="P28">echo " Kommandos:" </text:p>
      <text:p text:style-name="P28">echo "<text:tab/><text:tab/>add<text:tab/>Name<text:tab/>Number" </text:p>
      <text:p text:style-name="P28">echo "<text:tab/><text:tab/>get<text:tab/>Name" </text:p>
      <text:p text:style-name="P28">echo "<text:tab/><text:tab/>get<text:tab/>Number" </text:p>
      <text:p text:style-name="P28"/>
      <text:p text:style-name="P28"># Anfrage lesen und an Server schicken </text:p>
      <text:p text:style-name="P28">while read question </text:p>
      <text:p text:style-name="P28">do </text:p>
      <text:p text:style-name="P28"><text:tab/><text:span text:style-name="T2">echo $question $CLIENT_FIFO &gt; $SERVER_FIFO</text:span> </text:p>
      <text:p text:style-name="P28"><text:tab/><text:span text:style-name="T2">read answer &lt; $CLIENT_FIFO</text:span> </text:p>
      <text:p text:style-name="P28"><text:tab/>echo $answer &gt; /dev/tty </text:p>
      <text:p text:style-name="P28">done </text:p>
      <text:p text:style-name="P17"/>
      <text:p text:style-name="P38">Der Client </text:p>
      <text:list xml:id="list1304916862" text:style-name="L14">
        <text:list-item>
          <text:p text:style-name="P53">legt eine nur ihm bekannte CLIENT_FIFO an und </text:p>
        </text:list-item>
        <text:list-item>
          <text:p text:style-name="P53">liest von der Standardeingabe die Anfragen. </text:p>
        </text:list-item>
        <text:list-item>
          <text:p text:style-name="P53">Die Anfrage (question) und der Name der CLIENT_FIFO -welche der Server für die Antwort verwendet- werden über die <text:s/>SERVER_FIFO an der Server geschickt. </text:p>
        </text:list-item>
        <text:list-item>
          <text:p text:style-name="P53">Die Antworten werden aus der CLIENT_FIFO gelesen und aufs Terminal ausgegeben.</text:p>
        </text:list-item>
        <text:list-item>
          <text:p text:style-name="P53">Falls der Client terminiert, wird die CLIENT_FIFO durch die trap aus dem Dateisystem entfernt.</text:p>
        </text:list-item>
      </text:list>
      <text:p text:style-name="P38"/>
      <text:p text:style-name="P38"/>
      <text:p text:style-name="P17">Datei: fifo-<text:span text:style-name="T20">server</text:span>.sh</text:p>
      <text:p text:style-name="P28">#!/bin/sh </text:p>
      <text:p text:style-name="P28"># fifo-server.sh </text:p>
      <text:p text:style-name="P28"># <text:s text:c="3"/>Telefonserver </text:p>
      <text:p text:style-name="P28">#<text:tab/><text:tab/><text:tab/>$1<text:tab/>$2<text:tab/><text:tab/>$3<text:tab/><text:tab/>$4 </text:p>
      <text:p text:style-name="P28"># <text:s text:c="3"/>Kommandos: </text:p>
      <text:p text:style-name="P28"><text:soft-page-break/>#<text:tab/><text:tab/><text:tab/>add<text:tab/>Name<text:tab/>Number<text:tab/>FIFO </text:p>
      <text:p text:style-name="P28"># <text:s text:c="14"/>get Name <text:s text:c="3"/>FIFO </text:p>
      <text:p text:style-name="P28"># <text:s text:c="14"/>get Number <text:s/>FIFO </text:p>
      <text:p text:style-name="P28"/>
      <text:p text:style-name="P28">SERVER_FIFO=/tmp/serverFIFO </text:p>
      <text:p text:style-name="P28">DATA=fifo-server.db <text:s text:c="8"/># Name Number </text:p>
      <text:p text:style-name="P28"/>
      <text:p text:style-name="P20">mkfifo $SERVER_FIFO </text:p>
      <text:p text:style-name="P28"># </text:p>
      <text:p text:style-name="P28">trap 'trap "" 0 1 2 3 15; </text:p>
      <text:p text:style-name="P28"><text:tab/>rm -f $SERVER_FIFO; exit ' 0 1 2 3 15 </text:p>
      <text:p text:style-name="P28"/>
      <text:p text:style-name="P28">while true </text:p>
      <text:p text:style-name="P28">do </text:p>
      <text:p text:style-name="P28"><text:tab/>( <text:s/>while read question &lt; $SERVER_FIFO </text:p>
      <text:p text:style-name="P28"><text:tab/><text:tab/>do </text:p>
      <text:p text:style-name="P28"><text:tab/><text:tab/><text:tab/>set $question </text:p>
      <text:p text:style-name="P28"><text:tab/><text:tab/><text:tab/>case <text:s/>$1 </text:p>
      <text:p text:style-name="P28"><text:tab/><text:tab/><text:tab/><text:tab/>in a*) echo "$2 $3" &gt;&gt; <text:s/>$DATA </text:p>
      <text:p text:style-name="P28"><text:tab/><text:tab/><text:tab/><text:tab/><text:tab/><text:tab/>sort -u -o $DATA $DATA </text:p>
      <text:p text:style-name="P28"><text:tab/><text:tab/><text:tab/><text:tab/><text:tab/><text:tab/><text:span text:style-name="T2">echo added &gt; $4 </text:span></text:p>
      <text:p text:style-name="P28"><text:tab/><text:tab/><text:tab/><text:tab/>;; g*) found="`grep "$2" $DATA`" </text:p>
      <text:p text:style-name="P28"><text:tab/><text:tab/><text:tab/><text:tab/><text:tab/><text:tab/><text:span text:style-name="T2">echo "$found" &gt; $3 </text:span></text:p>
      <text:p text:style-name="P28"><text:tab/><text:tab/><text:tab/><text:tab/>;; *) <text:s/>echo "What?" &gt; /dev/console </text:p>
      <text:p text:style-name="P28"><text:tab/><text:tab/><text:tab/>esac </text:p>
      <text:p text:style-name="P28"><text:tab/><text:tab/>done </text:p>
      <text:p text:style-name="P28"><text:tab/>) </text:p>
      <text:p text:style-name="P28">done </text:p>
      <text:p text:style-name="P28"/>
      <text:p text:style-name="P29"/>
      <text:p text:style-name="P34"/>
      <text:p text:style-name="P52"><text:line-break/></text:p>
      <text:h text:style-name="P44" text:outline-level="2"><text:bookmark-start text:name="__RefHeading__2889_1705644353"/><text:span text:style-name="T36">popen - b</text:span>idirektionale Kommunikation mit Komfort<text:bookmark-end text:name="__RefHeading__2889_1705644353"/></text:h>
      <text:p text:style-name="P79">Die Subroutine popen<text:span text:style-name="T18">()</text:span> führt das im Parameter (String) angegebene Kommando mit Hilfe von system() aus. Dabei wird zusätzlich eine Pipe angelegt, die von popen zurückgegeben wird.Auf diese pipe kann dann geschrieben (mode = "w") <text:s/>bzw. <text:s/>gelesen (mode = "r") werden. Die Subroutine pclose schließt den als Argument anzugebenden Stream wieder und liefert den Status der Shell als Resultat. Falls sich der Stream nicht schließen läßt, ist das Resultat gleich EOF. <text:line-break/><text:line-break/>Zum Lesen bzw. Schreiben des Streams dienen die alltäglichen Standard-I/O-Funktionen wie fgets() oder fputs(). <text:line-break/><text:line-break/>popen, pclose - process I/O<text:line-break/></text:p>
      <text:h text:style-name="P50" text:outline-level="3"><text:bookmark-start text:name="__RefHeading__2891_1705644353"/>Beispiel: <text:span text:style-name="T36">demo_</text:span>popen.c<text:bookmark-end text:name="__RefHeading__2891_1705644353"/></text:h>
      <text:p text:style-name="P85"><text:span text:style-name="Source_20_Text">// demo_popen.c</text:span></text:p>
      <text:p text:style-name="P85"><text:span text:style-name="Source_20_Text"/></text:p>
      <text:p text:style-name="P85"><text:span text:style-name="Source_20_Text">#include &lt;stdio.h&gt;</text:span></text:p>
      <text:p text:style-name="P85"><text:span text:style-name="Source_20_Text">#include &lt;stdlib.h&gt;</text:span></text:p>
      <text:p text:style-name="P85"><text:span text:style-name="Source_20_Text"/></text:p>
      <text:p text:style-name="P85"><text:span text:style-name="Source_20_Text">#define BUF_SIZE 1024</text:span></text:p>
      <text:p text:style-name="P85"><text:span text:style-name="Source_20_Text"/></text:p>
      <text:p text:style-name="P85"><text:span text:style-name="Source_20_Text">int main()</text:span></text:p>
      <text:p text:style-name="P85"><text:span text:style-name="Source_20_Text">{</text:span></text:p>
      <text:p text:style-name="P85"><text:span text:style-name="Source_20_Text"><text:s text:c="4"/>char buf[BUF_SIZE];</text:span></text:p>
      <text:p text:style-name="P85"><text:soft-page-break/><text:span text:style-name="Source_20_Text"><text:s text:c="4"/>FILE *pstream;</text:span></text:p>
      <text:p text:style-name="P85"><text:span text:style-name="Source_20_Text"/></text:p>
      <text:p text:style-name="P85"><text:span text:style-name="Source_20_Text"/></text:p>
      <text:p text:style-name="P85"><text:span text:style-name="Source_20_Text"><text:s text:c="4"/>pstream = </text:span><text:span text:style-name="Source_20_Text"><text:span text:style-name="T21">popen</text:span></text:span><text:span text:style-name="Source_20_Text">("sort /etc/passwd", "r");</text:span></text:p>
      <text:p text:style-name="P85"><text:span text:style-name="Source_20_Text"><text:s text:c="4"/>while (fgets(buf, BUF_SIZE, pstream))</text:span></text:p>
      <text:p text:style-name="P85"><text:span text:style-name="Source_20_Text"><text:s text:c="4"/>{</text:span></text:p>
      <text:p text:style-name="P85"><text:span text:style-name="Source_20_Text"><text:s text:c="8"/>fputs(buf, stdout);</text:span></text:p>
      <text:p text:style-name="P85"><text:span text:style-name="Source_20_Text"><text:s text:c="4"/>}</text:span></text:p>
      <text:p text:style-name="P85"><text:span text:style-name="Source_20_Text"><text:s text:c="4"/>fclose(pstream);</text:span></text:p>
      <text:p text:style-name="P85"><text:span text:style-name="Source_20_Text"/></text:p>
      <text:p text:style-name="P85"><text:span text:style-name="Source_20_Text"/></text:p>
      <text:p text:style-name="P85"><text:span text:style-name="Source_20_Text"><text:s text:c="4"/>pstream = </text:span><text:span text:style-name="Source_20_Text"><text:span text:style-name="T21">popen</text:span></text:span><text:span text:style-name="Source_20_Text">("pstree", "r");</text:span></text:p>
      <text:p text:style-name="P85"><text:span text:style-name="Source_20_Text"><text:s text:c="4"/>while (fgets(buf, BUF_SIZE, pstream))</text:span></text:p>
      <text:p text:style-name="P85"><text:span text:style-name="Source_20_Text"><text:s text:c="4"/>{</text:span></text:p>
      <text:p text:style-name="P85"><text:span text:style-name="Source_20_Text"><text:s text:c="8"/>fputs(buf, stdout);</text:span></text:p>
      <text:p text:style-name="P85"><text:span text:style-name="Source_20_Text"><text:s text:c="4"/>}</text:span></text:p>
      <text:p text:style-name="P85"><text:span text:style-name="Source_20_Text"><text:s text:c="4"/>fclose(pstream);</text:span></text:p>
      <text:p text:style-name="P85"><text:span text:style-name="Source_20_Text"/></text:p>
      <text:p text:style-name="P85"><text:span text:style-name="Source_20_Text"/></text:p>
      <text:p text:style-name="P85"><text:span text:style-name="Source_20_Text"><text:s text:c="4"/>char *cmd = "curl -s -L http://www.zamg.ac.at/ogd | grep Salzburg | awk -F\";\" '{print $2 \";\" $4 \";\" $5 \";hat \" $6 \" Grad celsius\"}'";</text:span></text:p>
      <text:p text:style-name="P85"><text:span text:style-name="Source_20_Text"/></text:p>
      <text:p text:style-name="P85"><text:span text:style-name="Source_20_Text"><text:s text:c="4"/>pstream = </text:span><text:span text:style-name="Source_20_Text"><text:span text:style-name="T21">popen</text:span></text:span><text:span text:style-name="Source_20_Text">(cmd, "r");</text:span></text:p>
      <text:p text:style-name="P85"><text:span text:style-name="Source_20_Text"><text:s text:c="4"/>while (fgets(buf, BUF_SIZE, pstream))</text:span></text:p>
      <text:p text:style-name="P85"><text:span text:style-name="Source_20_Text"><text:s text:c="4"/>{</text:span></text:p>
      <text:p text:style-name="P85"><text:span text:style-name="Source_20_Text"><text:s text:c="8"/>fputs(buf, stdout);</text:span></text:p>
      <text:p text:style-name="P85"><text:span text:style-name="Source_20_Text"><text:s text:c="4"/>}</text:span></text:p>
      <text:p text:style-name="P85"><text:span text:style-name="Source_20_Text"><text:s text:c="4"/>fclose(pstream);</text:span></text:p>
      <text:p text:style-name="P85"><text:span text:style-name="Source_20_Text"/></text:p>
      <text:p text:style-name="P85"><text:span text:style-name="Source_20_Text"><text:s text:c="4"/>return 0;</text:span></text:p>
      <text:p text:style-name="P85"><text:span text:style-name="Source_20_Text">}</text:span></text:p>
      <text:p text:style-name="P85"><text:span text:style-name="Source_20_Text"/></text:p>
      <text:p text:style-name="P85"><text:span text:style-name="Source_20_Text">// gcc demo_popen.c -o demo_popen.exe; ./demo_popen.exe</text:span><text:line-break/></text:p>
      <text:p text:style-name="P52"/>
      <text:h text:style-name="P48" text:outline-level="3"><text:bookmark-start text:name="__RefHeading__2893_1705644353"/>Aufgabe: popen_starter.c<text:bookmark-end text:name="__RefHeading__2893_1705644353"/></text:h>
      <text:p text:style-name="P52">Schreiben Sie ein Programm, das aus der Kommandozeile als 1. Argument einen Dateinamen und als 2. Argument ein Shellkommando erhält. Führen Sie dieses Kommando mit popen() aus und schreiben Sie das Ergebnis in die Datei.<text:line-break/><text:line-break/>Beispiel:<text:line-break/>./popen_starter.exe erg.txt "find /etc -type f | grep -i localhost"<text:line-break/><text:line-break/>Hinweis:<text:line-break/>Da der Befehl spaces enthalten kann, muss er mit " <text:s text:c="4"/>" geklammert werden.<text:line-break/><text:span text:style-name="T10"><text:line-break/></text:span></text:p>
      <text:h text:style-name="Heading_20_2" text:outline-level="2"><text:bookmark-start text:name="__RefHeading__2897_1705644353"/>Synchronisation mit Lockfiles<text:bookmark-end text:name="__RefHeading__2897_1705644353"/></text:h>
      <text:p text:style-name="P17">Wir betrachten in diesem Abschnitt eine einfache und altbewährte Methode zur Erreichung des <text:span text:style-name="T2">gegenseitigen Ausschlusses bei kritischen Abschnitten</text:span>. </text:p>
      <text:p text:style-name="P17">Mit Hilfe der Eigenschaften des Systemaufrufs open() implementieren sogenannte Lock-Files eine Art von <text:span text:style-name="T2">Semaphoren</text:span>. </text:p>
      <text:list xml:id="list2582056918" text:style-name="List_20_3">
        <text:list-item>
          <text:p text:style-name="P60">P-Operation: in den kritischen Abschnitt eintreten<text:line-break/>Als Simulation der P-Operation wird wiederholt versucht, das Lock-File mit open() zu kreieren. <text:line-break/></text:p>
        </text:list-item>
        <text:list-item>
          <text:p text:style-name="P60"><text:soft-page-break/>Die V-Operation: den kritischen Abschnitt verlassen<text:line-break/>wird auf das Löschen des Lock-Files mit unlink zurückgeführt. <text:line-break/></text:p>
        </text:list-item>
        <text:list-item>
          <text:p text:style-name="P60">Die beiden Operationen P und V heißen in unserem Zusammenhang lock und unlock. <text:line-break/></text:p>
        </text:list-item>
      </text:list>
      <text:p text:style-name="P17">Die wesentliche Idee bei dieser Vorgehensweise ist die gemeinsame Verwendung der Zugriffs-Flags O_CREAT und O_EXCL bei open (man open). Wenn das File schon existiert, kann ein Prozess nicht erfolgreich damit sein. Unter der Voraussetzung, dass der Systemaufruf open atomar ist, also nicht unterbrochen werden kann, ist damit die Semaphor-Eigenschaft sichergestellt. </text:p>
      <text:p text:style-name="P17">Wir wollen in der Folge zwei Funktionen zum Betreten und Verlassen des kritischen Abschnittes implementieren:</text:p>
      <text:list xml:id="list214827356536928" text:continue-numbering="true" text:style-name="List_20_3">
        <text:list-item>
          <text:p text:style-name="P60"><text:s text:c="3"/><text:span text:style-name="T2"><text:s/>int lock(char* name); </text:span></text:p>
        </text:list-item>
        <text:list-item>
          <text:p text:style-name="P70"><text:s text:c="4"/>void unlock(char* name); </text:p>
        </text:list-item>
      </text:list>
      <text:p text:style-name="P17">Die Funktionen haben beide das Argument name, einen String-Pointer, der den Namen des Lock-Files im Directory /tmp angibt. Das Resultat von lock ist im Erfolgsfalls die Anzahl der Versuche, die zur Inbesitznahme des Lock-Files nötig waren, minimal 1. Im Fehlerfall ist das Resultat negativ, absolut gleich der Anzahl der Fehlversuche. </text:p>
      <text:h text:style-name="P47" text:outline-level="3"><text:bookmark-start text:name="__RefHeading__2899_1705644353"/>Beispiel: <text:span text:style-name="T37">demo_</text:span>lock.c<text:bookmark-end text:name="__RefHeading__2899_1705644353"/></text:h>
      <text:p text:style-name="P28"><text:span text:style-name="Source_20_Text">// </text:span><text:span text:style-name="Source_20_Text"><text:span text:style-name="T37">demo_</text:span></text:span><text:span text:style-name="Source_20_Text">lock.c </text:span></text:p>
      <text:p text:style-name="P28"><text:span text:style-name="Source_20_Text">// implement critical section using lock-files </text:span></text:p>
      <text:p text:style-name="P28"><text:span text:style-name="Source_20_Text"/></text:p>
      <text:p text:style-name="P28"><text:span text:style-name="Source_20_Text">#include &lt;stdio.h&gt; </text:span></text:p>
      <text:p text:style-name="P28"><text:span text:style-name="Source_20_Text">#include &lt;stdlib.h&gt; </text:span></text:p>
      <text:p text:style-name="P28"><text:span text:style-name="Source_20_Text">#include &lt;string.h&gt; </text:span></text:p>
      <text:p text:style-name="P28"><text:span text:style-name="Source_20_Text">#include &lt;sys/types.h&gt; </text:span></text:p>
      <text:p text:style-name="P28"><text:span text:style-name="Source_20_Text">#include &lt;errno.h&gt; </text:span></text:p>
      <text:p text:style-name="P28"><text:span text:style-name="Source_20_Text">#include &lt;fcntl.h&gt; </text:span></text:p>
      <text:p text:style-name="P28"><text:span text:style-name="Source_20_Text">#include &lt;unistd.h&gt; </text:span></text:p>
      <text:p text:style-name="P28"><text:span text:style-name="Source_20_Text"/></text:p>
      <text:p text:style-name="P28"><text:span text:style-name="Source_20_Text">#define LOCKDIR "/tmp/" </text:span></text:p>
      <text:p text:style-name="P28"><text:span text:style-name="Source_20_Text">#define MAX_LOCKNAME 5+64+1 </text:span></text:p>
      <text:p text:style-name="P28"><text:span text:style-name="Source_20_Text">#define MAX_ATTEMPTS 10 </text:span></text:p>
      <text:p text:style-name="P28"><text:span text:style-name="Source_20_Text">#define SLPTIME (unsigned int)1 </text:span></text:p>
      <text:p text:style-name="P28"><text:span text:style-name="Source_20_Text"/></text:p>
      <text:p text:style-name="P28"><text:span text:style-name="Source_20_Text"/></text:p>
      <text:p text:style-name="P28"><text:span text:style-name="Source_20_Text">/* Lock-File in Besitz bringen */ </text:span></text:p>
      <text:p text:style-name="P28"><text:span text:style-name="Source_20_Text"><text:span text:style-name="T2">int lock(char* name){ </text:span></text:span></text:p>
      <text:p text:style-name="P28"><text:span text:style-name="Source_20_Text"><text:tab/>int fd; </text:span></text:p>
      <text:p text:style-name="P28"><text:span text:style-name="Source_20_Text"><text:tab/>int nAttempts; </text:span></text:p>
      <text:p text:style-name="P28"><text:span text:style-name="Source_20_Text"><text:tab/>char full_lockname[MAX_LOCKNAME]; </text:span></text:p>
      <text:p text:style-name="P28"><text:span text:style-name="Source_20_Text"/></text:p>
      <text:p text:style-name="P28"><text:span text:style-name="Source_20_Text"><text:tab/>// absolute path of the lock-file: </text:span></text:p>
      <text:p text:style-name="P28"><text:span text:style-name="Source_20_Text"><text:tab/>// /tmp/..... erstellen </text:span></text:p>
      <text:p text:style-name="P28"><text:span text:style-name="Source_20_Text"><text:tab/>strcpy(full_lockname, LOCKDIR); </text:span></text:p>
      <text:p text:style-name="P28"><text:span text:style-name="Source_20_Text"><text:tab/>strncat(full_lockname, name, 64); </text:span></text:p>
      <text:p text:style-name="P28"><text:span text:style-name="Source_20_Text"/></text:p>
      <text:p text:style-name="P28"><text:span text:style-name="Source_20_Text"><text:tab/>// try to create lock-file </text:span></text:p>
      <text:p text:style-name="P28"><text:span text:style-name="Source_20_Text"><text:tab/>nAttempts = 1; </text:span></text:p>
      <text:p text:style-name="P28"><text:span text:style-name="Source_20_Text"><text:span text:style-name="T2"><text:tab/>fd = open(full_lockname, O_WRONLY|O_CREAT|O_EXCL,0666); </text:span></text:span></text:p>
      <text:p text:style-name="P28"><text:span text:style-name="Source_20_Text"><text:tab/>while (fd==-1 &amp;&amp; errno==EEXIST){ </text:span></text:p>
      <text:p text:style-name="P28"><text:span text:style-name="Source_20_Text"><text:tab/><text:tab/>// lockfile exists-&gt; so try again </text:span></text:p>
      <text:p text:style-name="P28"><text:span text:style-name="Source_20_Text"/></text:p>
      <text:p text:style-name="P28"><text:span text:style-name="Source_20_Text"><text:tab/><text:tab/>if (nAttempts &gt;= MAX_ATTEMPTS) </text:span></text:p>
      <text:p text:style-name="P28"><text:span text:style-name="Source_20_Text"><text:tab/><text:tab/><text:tab/> return -nAttempts; </text:span></text:p>
      <text:p text:style-name="P28"><text:span text:style-name="Source_20_Text"><text:tab/> </text:span></text:p>
      <text:p text:style-name="P28"><text:soft-page-break/><text:span text:style-name="Source_20_Text"><text:tab/><text:tab/> </text:span></text:p>
      <text:p text:style-name="P28"><text:span text:style-name="Source_20_Text"><text:tab/><text:tab/>sleep(SLPTIME); </text:span></text:p>
      <text:p text:style-name="P28"><text:span text:style-name="Source_20_Text"><text:tab/><text:tab/>nAttempts++; </text:span></text:p>
      <text:p text:style-name="P28"><text:span text:style-name="Source_20_Text"><text:tab/><text:tab/>fd = open(full_lockname, O_WRONLY|O_CREAT|O_EXCL,0666);<text:tab/> </text:span></text:p>
      <text:p text:style-name="P28"><text:span text:style-name="Source_20_Text"><text:tab/>} </text:span></text:p>
      <text:p text:style-name="P28"><text:span text:style-name="Source_20_Text"><text:tab/> </text:span></text:p>
      <text:p text:style-name="P28"><text:span text:style-name="Source_20_Text"><text:tab/>return nAttempts; </text:span></text:p>
      <text:p text:style-name="P28"><text:span text:style-name="Source_20_Text">} </text:span></text:p>
      <text:p text:style-name="P28"><text:span text:style-name="Source_20_Text"/></text:p>
      <text:p text:style-name="P28"><text:span text:style-name="Source_20_Text">/* Lock-File freigeben */ </text:span></text:p>
      <text:p text:style-name="P28"><text:span text:style-name="Source_20_Text"><text:span text:style-name="T2">void unlock(char* name) { </text:span></text:span></text:p>
      <text:p text:style-name="P28"><text:span text:style-name="Source_20_Text"><text:tab/>char full_lockname[MAX_LOCKNAME]; </text:span></text:p>
      <text:p text:style-name="P28"><text:span text:style-name="Source_20_Text"/></text:p>
      <text:p text:style-name="P28"><text:span text:style-name="Source_20_Text"><text:tab/>// absolute path of the lock-file: </text:span></text:p>
      <text:p text:style-name="P28"><text:span text:style-name="Source_20_Text"><text:tab/>// /tmp/..... erstellen </text:span></text:p>
      <text:p text:style-name="P28"><text:span text:style-name="Source_20_Text"><text:tab/>strcpy(full_lockname, LOCKDIR); </text:span></text:p>
      <text:p text:style-name="P28"><text:span text:style-name="Source_20_Text"><text:tab/>strncat(full_lockname, name, 64); </text:span></text:p>
      <text:p text:style-name="P28"><text:span text:style-name="Source_20_Text"/></text:p>
      <text:p text:style-name="P28"><text:span text:style-name="Source_20_Text"><text:tab/>if (</text:span><text:span text:style-name="Source_20_Text"><text:span text:style-name="T2">unlink(full_lockname)</text:span></text:span><text:span text:style-name="Source_20_Text"> == -1) { </text:span></text:p>
      <text:p text:style-name="P28"><text:span text:style-name="Source_20_Text"><text:tab/><text:tab/>fprintf(stderr, "Error: unlock().\n"); </text:span></text:p>
      <text:p text:style-name="P28"><text:span text:style-name="Source_20_Text"><text:tab/><text:tab/>exit(1); </text:span></text:p>
      <text:p text:style-name="P28"><text:span text:style-name="Source_20_Text"><text:tab/>} </text:span></text:p>
      <text:p text:style-name="P28"><text:span text:style-name="Source_20_Text">} </text:span></text:p>
      <text:p text:style-name="P28"><text:span text:style-name="Source_20_Text"/></text:p>
      <text:p text:style-name="P28"><text:span text:style-name="Source_20_Text"/></text:p>
      <text:p text:style-name="P28"><text:span text:style-name="Source_20_Text">int main(int argc, char* argv[]){ </text:span></text:p>
      <text:p text:style-name="P28"><text:span text:style-name="Source_20_Text"><text:tab/>char lockname[128]; </text:span></text:p>
      <text:p text:style-name="P28"><text:span text:style-name="Source_20_Text"><text:tab/>int <text:s/>pid, i, l, nLoops; </text:span></text:p>
      <text:p text:style-name="P28"><text:span text:style-name="Source_20_Text"><text:tab/>int ret_lock; </text:span></text:p>
      <text:p text:style-name="P28"><text:span text:style-name="Source_20_Text"><text:tab/> </text:span></text:p>
      <text:p text:style-name="P28"><text:span text:style-name="Source_20_Text"><text:tab/>if (argc != 4) { </text:span></text:p>
      <text:p text:style-name="P28"><text:span text:style-name="Source_20_Text"><text:tab/><text:tab/>fprintf(stderr, "usage: %s processname lock-filename nLoops\n", argv[0]); </text:span></text:p>
      <text:p text:style-name="P28"><text:span text:style-name="Source_20_Text"><text:tab/><text:tab/>exit(1); </text:span></text:p>
      <text:p text:style-name="P28"><text:span text:style-name="Source_20_Text"><text:tab/>} </text:span></text:p>
      <text:p text:style-name="P28"><text:span text:style-name="Source_20_Text"/></text:p>
      <text:p text:style-name="P28"><text:span text:style-name="Source_20_Text"><text:tab/>strcpy(lockname, argv[2]); </text:span></text:p>
      <text:p text:style-name="P28"><text:span text:style-name="Source_20_Text"><text:tab/>nLoops = atoi(argv[3]); </text:span></text:p>
      <text:p text:style-name="P28"><text:span text:style-name="Source_20_Text"/></text:p>
      <text:p text:style-name="P28"><text:span text:style-name="Source_20_Text"/></text:p>
      <text:p text:style-name="P28"><text:span text:style-name="Source_20_Text"><text:tab/>for (i=0; i&lt;nLoops; i++) { </text:span></text:p>
      <text:p text:style-name="P28"><text:span text:style-name="Source_20_Text"><text:tab/><text:tab/>// TRY LOCK </text:span></text:p>
      <text:p text:style-name="P28"><text:span text:style-name="Source_20_Text"><text:tab/><text:tab/>printf("\n%s: TRY to ENTER critical section", argv[1]); </text:span></text:p>
      <text:p text:style-name="P28"><text:span text:style-name="Source_20_Text"><text:tab/><text:tab/>printf(" (nLoop=%2i Lock-File=%s)", i, lockname); </text:span></text:p>
      <text:p text:style-name="P28"><text:span text:style-name="Source_20_Text"><text:tab/><text:tab/>fflush(stdout); </text:span></text:p>
      <text:p text:style-name="P28"><text:span text:style-name="Source_20_Text"><text:tab/><text:tab/> </text:span></text:p>
      <text:p text:style-name="P28"><text:span text:style-name="Source_20_Text"><text:span text:style-name="T2"><text:tab/><text:tab/>ret_lock = lock(lockname); </text:span></text:span></text:p>
      <text:p text:style-name="P28"><text:span text:style-name="Source_20_Text"><text:tab/><text:tab/>if (ret_lock &lt; 0) { </text:span></text:p>
      <text:p text:style-name="P28"><text:span text:style-name="Source_20_Text"><text:tab/><text:tab/><text:tab/>fprintf(stderr,"%2i attempts failed to create Lock-File %s\n", </text:span></text:p>
      <text:p text:style-name="P28"><text:span text:style-name="Source_20_Text"><text:tab/><text:tab/><text:tab/><text:tab/>ret_lock, lockname); <text:s text:c="3"/></text:span></text:p>
      <text:p text:style-name="P28"><text:span text:style-name="Source_20_Text"><text:tab/><text:tab/><text:tab/>exit(1); </text:span></text:p>
      <text:p text:style-name="P28"><text:span text:style-name="Source_20_Text"><text:tab/><text:tab/>} </text:span></text:p>
      <text:p text:style-name="P28"><text:span text:style-name="Source_20_Text"><text:tab/><text:tab/> </text:span></text:p>
      <text:p text:style-name="P28"><text:span text:style-name="Source_20_Text"><text:tab/><text:tab/>// critical section </text:span></text:p>
      <text:p text:style-name="P28"><text:span text:style-name="Source_20_Text"><text:tab/><text:tab/>printf("\n%s: IN critical section", argv[1]); </text:span></text:p>
      <text:p text:style-name="P28"><text:span text:style-name="Source_20_Text"><text:tab/><text:tab/>printf(" (nLoop=%2i locking-attempts=%2i)", <text:s/>i, ret_lock); </text:span></text:p>
      <text:p text:style-name="P28"><text:span text:style-name="Source_20_Text"><text:tab/><text:tab/>fflush(stdout); </text:span></text:p>
      <text:p text:style-name="P28"><text:span text:style-name="Source_20_Text"><text:tab/><text:tab/> </text:span></text:p>
      <text:p text:style-name="P28"><text:span text:style-name="Source_20_Text"><text:tab/><text:tab/>//UNLOCK </text:span></text:p>
      <text:p text:style-name="P28"><text:span text:style-name="Source_20_Text"><text:span text:style-name="T2"><text:tab/><text:tab/>unlock(lockname); </text:span></text:span></text:p>
      <text:p text:style-name="P28"><text:span text:style-name="Source_20_Text"><text:tab/><text:tab/>printf("\n%s: LEFT critical section", argv[1]); </text:span></text:p>
      <text:p text:style-name="P28"><text:span text:style-name="Source_20_Text"><text:tab/><text:tab/>printf(" (nLoop=%2i Lock-File=%s)", i, lockname); </text:span></text:p>
      <text:p text:style-name="P28"><text:soft-page-break/><text:span text:style-name="Source_20_Text"><text:tab/><text:tab/>fflush(stdout); </text:span></text:p>
      <text:p text:style-name="P28"><text:span text:style-name="Source_20_Text"/></text:p>
      <text:p text:style-name="P28"><text:span text:style-name="Source_20_Text"><text:tab/><text:tab/>sleep(2); </text:span></text:p>
      <text:p text:style-name="P28"><text:span text:style-name="Source_20_Text"><text:tab/>}/*for*/ </text:span></text:p>
      <text:p text:style-name="P28"><text:span text:style-name="Source_20_Text"><text:tab/> </text:span></text:p>
      <text:p text:style-name="P28"><text:span text:style-name="Source_20_Text"><text:tab/>printf("\n\n"); </text:span></text:p>
      <text:p text:style-name="P28"><text:span text:style-name="Source_20_Text"><text:tab/>return 0; </text:span></text:p>
      <text:p text:style-name="P28"><text:span text:style-name="Source_20_Text">} </text:span></text:p>
      <text:p text:style-name="P17"><text:line-break/><text:span text:style-name="Source_20_Text"><text:line-break/></text:span>Wir compilieren <text:span text:style-name="T42">demo_lock</text:span>.c und starten zwei Versionen zum konkurrenten Ablauf. Dies sieht dann so aus: <text:line-break/><text:line-break/>gcc demo_<text:span text:style-name="T42">lock</text:span>.c -o demo_<text:span text:style-name="T42">lock</text:span>.exe<text:line-break/>./demo_<text:span text:style-name="T42">lock</text:span>.exe "AAA" LOCK 10 &amp; ./demo_<text:span text:style-name="T42">lock</text:span>.exe "…...ZZZ" LOCK 10 &amp;<text:line-break/><text:line-break/><text:line-break/>Typische Beispiele der Anwendung von Lockfiles innerhalb UNIX sind zu finden bei relativen langsamen Vorgängen, wie der Synchronisierung von Druckjobs.</text:p>
      <text:p text:style-name="P17"><text:span text:style-name="Citation"><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1" svg:font-family="'Droid Sans Mono', monospace, monospace, 'Droid Sans Fallback'"/>
    <style:font-face style:name="StarSymbol" svg:font-family="StarSymbol"/>
    <style:font-face style:name="Tahoma1" svg:font-family="Tahoma"/>
    <style:font-face style:name="Times New Roman1" svg:font-family="'Times New Roman'"/>
    <style:font-face style:name="Verdana" svg:font-family="Verdana"/>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list-style-name="" style:class="text">
      <loext:graphic-properties draw:fill="none" draw:fill-color="#99ccff"/>
      <style:paragraph-properties fo:margin-top="0cm" fo:margin-bottom="0.21cm" loext:contextual-spacing="false" fo:background-color="transparen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0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color="#00000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color="#000000"/>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03_POSIX_name_pipe.odt</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2-10-29T09:47:44</meta:creation-date>
    <meta:editing-cycles>63</meta:editing-cycles>
    <meta:editing-duration>PT23H23S</meta:editing-duration>
    <dc:date>2020-12-08T21:48:26.781088281</dc:date>
    <meta:document-statistic meta:table-count="0" meta:image-count="0" meta:object-count="0" meta:page-count="8" meta:paragraph-count="268" meta:word-count="1488" meta:character-count="11004" meta:non-whitespace-character-count="9175"/>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2-10-29T09:47:43"/>
  </office:meta>
</office:document-meta>
</file>